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nes of code (Kernel.bat)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nes of code (Booter.bat)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5T15:15:07.622000000</meta:creation-date>
    <dc:date>2015-11-28T20:58:09.451000000</dc:date>
    <meta:editing-duration>PT2H53M7S</meta:editing-duration>
    <meta:editing-cycles>7</meta:editing-cycles>
    <meta:generator>LibreOffice/4.3.2.2$Windows_x86 LibreOffice_project/edfb5295ba211bd31ad47d0bad0118690f76407d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275cm" svg:y="5.791cm" style:legend-expansion="high" chart:style-name="ch2"/>
        <chart:plot-area chart:style-name="ch3" chart:data-source-has-labels="both" svg:x="0.504cm" svg:y="0.243cm" svg:width="21.267cm" svg:height="11.694cm">
          <chartooo:coordinate-region svg:x="1.311cm" svg:y="0.442cm" svg:width="20.46cm" svg:height="10.84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 Of Code</text:p>
              </table:table-cell>
            </table:table-row>
          </table:table-header-rows>
          <table:table-rows>
            <table:table-row>
              <table:table-cell office:value-type="string">
                <text:p>0.1.0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0.1.05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0.1.05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0.1.06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0.1.06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0.1.069</text:p>
              </table:table-cell>
              <table:table-cell office:value-type="float" office:value="259">
                <text:p>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275cm" svg:y="5.791cm" style:legend-expansion="high" chart:style-name="ch2"/>
        <chart:plot-area chart:style-name="ch3" chart:data-source-has-labels="both" svg:x="0.504cm" svg:y="0.243cm" svg:width="21.267cm" svg:height="11.694cm">
          <chartooo:coordinate-region svg:x="1.416cm" svg:y="0.442cm" svg:width="20.355cm" svg:height="10.84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 Of Code</text:p>
              </table:table-cell>
            </table:table-row>
          </table:table-header-rows>
          <table:table-rows>
            <table:table-row>
              <table:table-cell office:value-type="string">
                <text:p>0.1.0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.1.0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1.0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1.0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1.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1.069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